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dati sono nell’ordine con cui abbiamo preso i diffrattogramm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  <table:table-cell/>
        </table:table-row>
        <table:table-row table:style-name="ro1">
          <table:table-cell office:value-type="float" office:value="276.063392307693" calcext:value-type="float">
            <text:p>276,063392307693</text:p>
          </table:table-cell>
          <table:table-cell office:value-type="float" office:value="174.40130417557" calcext:value-type="float">
            <text:p>174,40130417557</text:p>
          </table:table-cell>
          <table:table-cell/>
          <table:table-cell office:value-type="float" office:value="4473.79786973684" calcext:value-type="float">
            <text:p>4473,79786973684</text:p>
          </table:table-cell>
          <table:table-cell office:value-type="float" office:value="154.428525294887" calcext:value-type="float">
            <text:p>154,428525294887</text:p>
          </table:table-cell>
          <table:table-cell/>
        </table:table-row>
        <table:table-row table:style-name="ro1">
          <table:table-cell office:value-type="float" office:value="364.521198809524" calcext:value-type="float">
            <text:p>364,521198809524</text:p>
          </table:table-cell>
          <table:table-cell office:value-type="float" office:value="95.1226220229652" calcext:value-type="float">
            <text:p>95,1226220229652</text:p>
          </table:table-cell>
          <table:table-cell/>
          <table:table-cell office:value-type="float" office:value="4472.66968846154" calcext:value-type="float">
            <text:p>4472,66968846154</text:p>
          </table:table-cell>
          <table:table-cell office:value-type="float" office:value="152.302863113415" calcext:value-type="float">
            <text:p>152,302863113415</text:p>
          </table:table-cell>
          <table:table-cell/>
        </table:table-row>
        <table:table-row table:style-name="ro1">
          <table:table-cell office:value-type="float" office:value="443.624611956522" calcext:value-type="float">
            <text:p>443,624611956522</text:p>
          </table:table-cell>
          <table:table-cell office:value-type="float" office:value="83.2826157543424" calcext:value-type="float">
            <text:p>83,2826157543424</text:p>
          </table:table-cell>
          <table:table-cell/>
          <table:table-cell office:value-type="float" office:value="4509.14250865385" calcext:value-type="float">
            <text:p>4509,14250865385</text:p>
          </table:table-cell>
          <table:table-cell office:value-type="float" office:value="170.037441259285" calcext:value-type="float">
            <text:p>170,037441259285</text:p>
          </table:table-cell>
          <table:table-cell/>
        </table:table-row>
        <table:table-row table:style-name="ro1">
          <table:table-cell office:value-type="float" office:value="476.231360294118" calcext:value-type="float">
            <text:p>476,231360294118</text:p>
          </table:table-cell>
          <table:table-cell office:value-type="float" office:value="85.9486775239981" calcext:value-type="float">
            <text:p>85,9486775239981</text:p>
          </table:table-cell>
          <table:table-cell/>
          <table:table-cell office:value-type="float" office:value="5552.35590294118" calcext:value-type="float">
            <text:p>5552,35590294118</text:p>
          </table:table-cell>
          <table:table-cell office:value-type="float" office:value="1939.63358059562" calcext:value-type="float">
            <text:p>1939,63358059562</text:p>
          </table:table-cell>
          <table:table-cell office:value-type="string" calcext:value-type="string">
            <text:p>Questo valore di Delta è strano, ma non so cosa farci. Escludendo i dati che lo resndono così grande, otterremmo 4515,175273+-174,4534478</text:p>
          </table:table-cell>
        </table:table-row>
        <table:table-row table:style-name="ro1">
          <table:table-cell office:value-type="float" office:value="453.920316428572" calcext:value-type="float">
            <text:p>453,920316428572</text:p>
          </table:table-cell>
          <table:table-cell office:value-type="float" office:value="115.8749801521" calcext:value-type="float">
            <text:p>115,8749801521</text:p>
          </table:table-cell>
          <table:table-cell/>
          <table:table-cell office:value-type="float" office:value="4721.02548125" calcext:value-type="float">
            <text:p>4721,02548125</text:p>
          </table:table-cell>
          <table:table-cell office:value-type="float" office:value="729.697484489664" calcext:value-type="float">
            <text:p>729,697484489664</text:p>
          </table:table-cell>
          <table:table-cell office:value-type="string" calcext:value-type="string">
            <text:p>Valore di delta strano. Se togliessimo i dati che lo rendono tale otterremmo 511,6038375+-75,84260512</text:p>
          </table:table-cell>
        </table:table-row>
        <table:table-row table:style-name="ro1">
          <table:table-cell office:value-type="float" office:value="369.469450000001" calcext:value-type="float">
            <text:p>369,469450000001</text:p>
          </table:table-cell>
          <table:table-cell office:value-type="float" office:value="141.19545736696" calcext:value-type="float">
            <text:p>141,19545736696</text:p>
          </table:table-cell>
          <table:table-cell/>
          <table:table-cell office:value-type="float" office:value="4485.43944166667" calcext:value-type="float">
            <text:p>4485,43944166667</text:p>
          </table:table-cell>
          <table:table-cell office:value-type="float" office:value="122.481726414153" calcext:value-type="float">
            <text:p>122,481726414153</text:p>
          </table:table-cell>
          <table:table-cell office:value-type="string" calcext:value-type="string">
            <text:p>Questo è imbarazz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.</number:text>
      <number:seconds number:style="long"/>
    </number:time-style>
    <number:time-style style:name="N11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5">
      <number:minutes number:style="long"/>
      <number:text>.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number:time-style style:name="N10116" number:language="it" number:country="IT">
      <number:hours/>
      <number:text>.</number:text>
      <number:minutes number:style="long"/>
      <number:text> </number:text>
      <number:am-pm/>
    </number:time-style>
    <number:time-style style:name="N1011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8" number:language="it" number:country="IT">
      <number:hours/>
      <number:text>.</number:text>
      <number:minutes number:style="long"/>
    </number:time-style>
    <number:time-style style:name="N1011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2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59:15.818000000</meta:creation-date>
    <dc:date>2019-02-16T23:07:37.896000000</dc:date>
    <meta:editing-duration>PT8M22S</meta:editing-duration>
    <meta:editing-cycles>3</meta:editing-cycles>
    <meta:generator>LibreOffice/6.1.2.1$Windows_X86_64 LibreOffice_project/65905a128db06ba48db947242809d14d3f9a93fe</meta:generator>
    <meta:document-statistic meta:table-count="1" meta:cell-count="32" meta:object-count="0"/>
  </office:meta>
</office:document-meta>
</file>